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Hack" svg:font-family="Hack" style:font-pitch="fixed"/>
    <style:font-face style:name="Hack1" svg:font-family="Hack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75e28" officeooo:paragraph-rsid="00075e28"/>
    </style:style>
    <style:style style:name="P2" style:family="paragraph" style:parent-style-name="Preformatted_20_Text">
      <style:text-properties officeooo:rsid="000ecdc2" officeooo:paragraph-rsid="000ef99f"/>
    </style:style>
    <style:style style:name="P3" style:family="paragraph" style:parent-style-name="Preformatted_20_Text">
      <style:text-properties style:font-name="Hack" fo:font-size="10pt" officeooo:rsid="000ecdc2" officeooo:paragraph-rsid="000ef99f" style:font-size-asian="10pt" style:font-size-complex="10pt"/>
    </style:style>
    <style:style style:name="P4" style:family="paragraph" style:parent-style-name="Preformatted_20_Text">
      <style:text-properties officeooo:rsid="000741d8" officeooo:paragraph-rsid="000ef99f"/>
    </style:style>
    <style:style style:name="P5" style:family="paragraph" style:parent-style-name="Text_20_body">
      <style:text-properties officeooo:rsid="000741d8" officeooo:paragraph-rsid="000741d8"/>
    </style:style>
    <style:style style:name="P6" style:family="paragraph" style:parent-style-name="Standard">
      <style:text-properties style:font-name="Hack" fo:font-size="10pt" style:font-size-asian="10pt" style:font-size-complex="10pt"/>
    </style:style>
    <style:style style:name="P7" style:family="paragraph" style:parent-style-name="Standard">
      <style:text-properties style:font-name="Hack" fo:font-size="10pt" officeooo:rsid="000741d8" officeooo:paragraph-rsid="000741d8" style:font-size-asian="10pt" style:font-size-complex="10pt"/>
    </style:style>
    <style:style style:name="P8" style:family="paragraph" style:parent-style-name="Standard">
      <style:text-properties style:font-name="Hack" fo:font-size="10pt" officeooo:paragraph-rsid="00087387" style:font-size-asian="10pt" style:font-size-complex="10pt"/>
    </style:style>
    <style:style style:name="P9" style:family="paragraph" style:parent-style-name="Standard">
      <style:text-properties style:font-name="Hack" fo:font-size="10pt" officeooo:rsid="00183798" officeooo:paragraph-rsid="00183798" style:font-size-asian="10pt" style:font-size-complex="10pt"/>
    </style:style>
    <style:style style:name="P10" style:family="paragraph" style:parent-style-name="Standard">
      <style:text-properties style:font-name="Hack" fo:font-size="10pt" officeooo:paragraph-rsid="001c19e9" style:font-size-asian="10pt" style:font-size-complex="10pt"/>
    </style:style>
    <style:style style:name="P11" style:family="paragraph" style:parent-style-name="Standard">
      <style:text-properties style:font-name="Hack" fo:font-size="10pt" officeooo:paragraph-rsid="00267d52" style:font-size-asian="10pt" style:font-size-complex="10pt"/>
    </style:style>
    <style:style style:name="P12" style:family="paragraph" style:parent-style-name="Standard">
      <style:text-properties style:font-name="Hack" fo:font-size="10pt" officeooo:rsid="000e2ccc" officeooo:paragraph-rsid="00267d52" style:font-size-asian="10pt" style:font-size-complex="10pt"/>
    </style:style>
    <style:style style:name="P13" style:family="paragraph" style:parent-style-name="Standard">
      <style:text-properties style:font-name="Hack" fo:font-size="10pt" officeooo:paragraph-rsid="000b0ebb" style:font-size-asian="10pt" style:font-size-complex="10pt"/>
    </style:style>
    <style:style style:name="P14" style:family="paragraph" style:parent-style-name="Standard">
      <style:text-properties officeooo:rsid="000bddb3" officeooo:paragraph-rsid="000bddb3"/>
    </style:style>
    <style:style style:name="P15" style:family="paragraph" style:parent-style-name="Standard">
      <style:text-properties officeooo:rsid="0016fccd" officeooo:paragraph-rsid="0016fccd"/>
    </style:style>
    <style:style style:name="P16" style:family="paragraph" style:parent-style-name="Standard">
      <style:text-properties style:font-name="Hack1" fo:font-size="10pt" style:font-size-asian="10pt" style:font-size-complex="10pt"/>
    </style:style>
    <style:style style:name="P17" style:family="paragraph" style:parent-style-name="Standard">
      <style:text-properties style:font-name="Hack1" fo:font-size="10pt" officeooo:paragraph-rsid="00267d52" style:font-size-asian="10pt" style:font-size-complex="10pt"/>
    </style:style>
    <style:style style:name="P18" style:family="paragraph" style:parent-style-name="Standard">
      <style:text-properties style:font-name="Hack1" fo:font-size="10pt" officeooo:paragraph-rsid="002b5a2e" style:font-size-asian="10pt" style:font-size-complex="10pt"/>
    </style:style>
    <style:style style:name="P19" style:family="paragraph" style:parent-style-name="Standard">
      <style:text-properties style:font-name="Hack1" fo:font-size="10pt" officeooo:rsid="0023414a" officeooo:paragraph-rsid="0023414a" style:font-size-asian="8.75pt" style:font-size-complex="10pt"/>
    </style:style>
    <style:style style:name="P20" style:family="paragraph" style:parent-style-name="Standard">
      <style:text-properties style:font-name="Hack1" fo:font-size="10pt" officeooo:rsid="0023414a" officeooo:paragraph-rsid="002b5a2e" style:font-size-asian="8.75pt" style:font-size-complex="10pt"/>
    </style:style>
    <style:style style:name="P21" style:family="paragraph" style:parent-style-name="Standard">
      <style:text-properties officeooo:rsid="001c3e87" officeooo:paragraph-rsid="001c3e87"/>
    </style:style>
    <style:style style:name="P22" style:family="paragraph" style:parent-style-name="Standard">
      <style:text-properties officeooo:rsid="0023414a" officeooo:paragraph-rsid="0023414a"/>
    </style:style>
    <style:style style:name="P23" style:family="paragraph" style:parent-style-name="Standard">
      <style:text-properties officeooo:rsid="00238faa" officeooo:paragraph-rsid="00238faa"/>
    </style:style>
    <style:style style:name="P24" style:family="paragraph" style:parent-style-name="Standard">
      <style:text-properties officeooo:rsid="0031bd5e" officeooo:paragraph-rsid="0031bd5e"/>
    </style:style>
    <style:style style:name="P25" style:family="paragraph" style:parent-style-name="Standard">
      <style:text-properties officeooo:rsid="000b0ebb" officeooo:paragraph-rsid="00350b00"/>
    </style:style>
    <style:style style:name="P26" style:family="paragraph" style:parent-style-name="Standard">
      <style:text-properties officeooo:rsid="00350b00" officeooo:paragraph-rsid="00350b00"/>
    </style:style>
    <style:style style:name="P27" style:family="paragraph" style:parent-style-name="Standard">
      <style:paragraph-properties fo:margin-left="0.9846in" fo:margin-right="0in" fo:text-indent="0in" style:auto-text-indent="false"/>
    </style:style>
    <style:style style:name="P28" style:family="paragraph" style:parent-style-name="Standard" style:master-page-name="">
      <style:paragraph-properties style:page-number="auto" fo:keep-with-next="always" style:writing-mode="page"/>
    </style:style>
    <style:style style:name="P29" style:family="paragraph" style:parent-style-name="Standard" style:master-page-name="">
      <style:paragraph-properties style:page-number="auto" fo:keep-with-next="always" style:writing-mode="page"/>
      <style:text-properties style:font-name="Hack1" fo:font-size="10pt" style:font-size-asian="10pt" style:font-size-complex="10pt"/>
    </style:style>
    <style:style style:name="P30" style:family="paragraph" style:parent-style-name="Standard" style:master-page-name="">
      <style:paragraph-properties style:page-number="auto" fo:keep-with-next="always" style:writing-mode="page"/>
      <style:text-properties style:font-name="Hack1" fo:font-size="10pt" officeooo:paragraph-rsid="002b5a2e" style:font-size-asian="10pt" style:font-size-complex="10pt"/>
    </style:style>
    <style:style style:name="P31" style:family="paragraph" style:parent-style-name="Standard" style:master-page-name="">
      <style:paragraph-properties style:page-number="auto" fo:keep-with-next="always" style:writing-mode="page"/>
      <style:text-properties style:font-name="Hack1" fo:font-size="10pt" officeooo:paragraph-rsid="00267d52" style:font-size-asian="10pt" style:font-size-complex="10pt"/>
    </style:style>
    <style:style style:name="P32" style:family="paragraph" style:parent-style-name="Title">
      <style:text-properties officeooo:rsid="00075e28"/>
    </style:style>
    <style:style style:name="P33" style:family="paragraph" style:parent-style-name="Standard">
      <style:paragraph-properties style:writing-mode="page"/>
      <style:text-properties style:font-name="Hack1" fo:font-size="10pt" officeooo:paragraph-rsid="002b5a2e" style:font-size-asian="10pt" style:font-size-complex="10pt"/>
    </style:style>
    <style:style style:name="P34" style:family="paragraph" style:parent-style-name="Standard" style:list-style-name="L1"/>
    <style:style style:name="P35" style:family="paragraph" style:parent-style-name="Standard" style:list-style-name="L1">
      <style:text-properties officeooo:rsid="001493b4" officeooo:paragraph-rsid="001493b4"/>
    </style:style>
    <style:style style:name="P36" style:family="paragraph" style:parent-style-name="Standard" style:list-style-name="L2"/>
    <style:style style:name="P37" style:family="paragraph" style:parent-style-name="Standard" style:list-style-name="L2">
      <style:text-properties officeooo:rsid="0023414a" officeooo:paragraph-rsid="0023414a"/>
    </style:style>
    <style:style style:name="P38" style:family="paragraph" style:parent-style-name="Standard" style:list-style-name="L3"/>
    <style:style style:name="P39" style:family="paragraph" style:parent-style-name="Standard" style:list-style-name="L3">
      <style:text-properties officeooo:paragraph-rsid="002845f8"/>
    </style:style>
    <style:style style:name="P40" style:family="paragraph" style:parent-style-name="Standard">
      <style:text-properties officeooo:rsid="00350b00" officeooo:paragraph-rsid="00350b00"/>
    </style:style>
    <style:style style:name="P41" style:family="paragraph" style:parent-style-name="Standard">
      <style:text-properties officeooo:rsid="00350b00" officeooo:paragraph-rsid="0036129f"/>
    </style:style>
    <style:style style:name="P42" style:family="paragraph" style:parent-style-name="Standard">
      <style:text-properties officeooo:rsid="000b0ebb" officeooo:paragraph-rsid="0036129f"/>
    </style:style>
    <style:style style:name="P43" style:family="paragraph" style:parent-style-name="Standard">
      <style:text-properties officeooo:rsid="000b0ebb" officeooo:paragraph-rsid="003c2b79"/>
    </style:style>
    <style:style style:name="P44" style:family="paragraph" style:parent-style-name="Standard">
      <style:text-properties officeooo:rsid="000bddb3" officeooo:paragraph-rsid="0036129f"/>
    </style:style>
    <style:style style:name="P45" style:family="paragraph" style:parent-style-name="Standard">
      <style:text-properties officeooo:rsid="000bddb3" officeooo:paragraph-rsid="003954c7"/>
    </style:style>
    <style:style style:name="P46" style:family="paragraph" style:parent-style-name="Standard">
      <style:text-properties officeooo:rsid="003a6ef3" officeooo:paragraph-rsid="003a6ef3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Heading_20_2" style:master-page-name="">
      <style:paragraph-properties style:page-number="auto" style:writing-mode="page"/>
    </style:style>
    <style:style style:name="P49" style:family="paragraph" style:parent-style-name="Heading_20_2">
      <style:paragraph-properties fo:break-before="page"/>
    </style:style>
    <style:style style:name="P50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5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officeooo:rsid="001d90a6"/>
    </style:style>
    <style:style style:name="T2" style:family="text">
      <style:text-properties officeooo:rsid="000ef99f"/>
    </style:style>
    <style:style style:name="T3" style:family="text">
      <style:text-properties officeooo:rsid="0012e723"/>
    </style:style>
    <style:style style:name="T4" style:family="text">
      <style:text-properties officeooo:rsid="001493b4"/>
    </style:style>
    <style:style style:name="T5" style:family="text">
      <style:text-properties officeooo:rsid="001c19e9"/>
    </style:style>
    <style:style style:name="T6" style:family="text">
      <style:text-properties style:font-name="Hack1"/>
    </style:style>
    <style:style style:name="T7" style:family="text">
      <style:text-properties style:font-name="Hack" fo:font-size="10pt" style:font-size-asian="10pt" style:font-size-complex="10pt"/>
    </style:style>
    <style:style style:name="T8" style:family="text">
      <style:text-properties officeooo:rsid="001c3e87"/>
    </style:style>
    <style:style style:name="T9" style:family="text">
      <style:text-properties officeooo:rsid="002165c9"/>
    </style:style>
    <style:style style:name="T10" style:family="text">
      <style:text-properties officeooo:rsid="00238faa"/>
    </style:style>
    <style:style style:name="T11" style:family="text">
      <style:text-properties officeooo:rsid="002845f8"/>
    </style:style>
    <style:style style:name="T12" style:family="text">
      <style:text-properties officeooo:rsid="002b5a2e"/>
    </style:style>
    <style:style style:name="T13" style:family="text">
      <style:text-properties officeooo:rsid="00350b00"/>
    </style:style>
    <style:style style:name="T14" style:family="text">
      <style:text-properties officeooo:rsid="0036129f"/>
    </style:style>
    <style:style style:name="T15" style:family="text">
      <style:text-properties officeooo:rsid="003954c7"/>
    </style:style>
    <style:style style:name="T16" style:family="text">
      <style:text-properties officeooo:rsid="003c2b79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32">cert-whisperer operating guide</text:p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1"><text:a xlink:type="simple" xlink:href="#__RefHeading___Toc3909_1790209989" text:style-name="Index_20_Link" text:visited-style-name="Index_20_Link">Previous notes-xcert<text:tab/>2</text:a></text:p>
          <text:p text:style-name="P50"><text:a xlink:type="simple" xlink:href="#__RefHeading__358_1980824092" text:style-name="Index_20_Link" text:visited-style-name="Index_20_Link">Previous cert-whisperer.txt<text:tab/>2</text:a></text:p>
          <text:p text:style-name="P51"><text:a xlink:type="simple" xlink:href="#__RefHeading__487_1980824092" text:style-name="Index_20_Link" text:visited-style-name="Index_20_Link">Introduction<text:tab/>3</text:a></text:p>
          <text:p text:style-name="P52"><text:a xlink:type="simple" xlink:href="#__RefHeading___Toc3911_1790209989" text:style-name="Index_20_Link" text:visited-style-name="Index_20_Link">Terminology<text:tab/>3</text:a></text:p>
          <text:p text:style-name="P50"><text:a xlink:type="simple" xlink:href="#__RefHeading___Toc3913_1790209989" text:style-name="Index_20_Link" text:visited-style-name="Index_20_Link">Cert Whisperer Terms<text:tab/>3</text:a></text:p>
          <text:p text:style-name="P50"><text:a xlink:type="simple" xlink:href="#__RefHeading___Toc3915_1790209989" text:style-name="Index_20_Link" text:visited-style-name="Index_20_Link">Certificate Terminology<text:tab/>3</text:a></text:p>
          <text:p text:style-name="P51"><text:a xlink:type="simple" xlink:href="#__RefHeading___Toc3917_1790209989" text:style-name="Index_20_Link" text:visited-style-name="Index_20_Link">Operating Instructions<text:tab/>3</text:a></text:p>
          <text:p text:style-name="P52"><text:a xlink:type="simple" xlink:href="#__RefHeading___Toc3919_1790209989" text:style-name="Index_20_Link" text:visited-style-name="Index_20_Link">Workflows<text:tab/>3</text:a></text:p>
          <text:p text:style-name="P50"><text:a xlink:type="simple" xlink:href="#__RefHeading___Toc3921_1790209989" text:style-name="Index_20_Link" text:visited-style-name="Index_20_Link">Workflow: Creating an NPE cert for a device web server<text:tab/>3</text:a></text:p>
          <text:p text:style-name="P52"><text:a xlink:type="simple" xlink:href="#__RefHeading__489_1980824092" text:style-name="Index_20_Link" text:visited-style-name="Index_20_Link">how-to make top level CA<text:tab/>3</text:a></text:p>
          <text:p text:style-name="P52"><text:a xlink:type="simple" xlink:href="#__RefHeading__491_1980824092" text:style-name="Index_20_Link" text:visited-style-name="Index_20_Link">how-to make intermediate CA<text:tab/>4</text:a></text:p>
          <text:p text:style-name="P52"><text:a xlink:type="simple" xlink:href="#__RefHeading__493_1980824092" text:style-name="Index_20_Link" text:visited-style-name="Index_20_Link">how-to make smime subscriber cert<text:tab/>4</text:a></text:p>
          <text:p text:style-name="P52"><text:a xlink:type="simple" xlink:href="#__RefHeading__495_1980824092" text:style-name="Index_20_Link" text:visited-style-name="Index_20_Link">Creating an NPE Subscriber Certificate Request<text:tab/>5</text:a></text:p>
          <text:p text:style-name="P52"><text:a xlink:type="simple" xlink:href="#__RefHeading___Toc3923_1790209989" text:style-name="Index_20_Link" text:visited-style-name="Index_20_Link">Signing an NPE Certificate Request<text:tab/>5</text:a></text:p>
          <text:p text:style-name="P52"><text:a xlink:type="simple" xlink:href="#__RefHeading__466_1980824092" text:style-name="Index_20_Link" text:visited-style-name="Index_20_Link">how-to support a CDP or OCSP Responder<text:tab/>5</text:a></text:p>
          <text:p text:style-name="P52"><text:a xlink:type="simple" xlink:href="#__RefHeading__468_1980824092" text:style-name="Index_20_Link" text:visited-style-name="Index_20_Link">how-to tune the certificate extensions that are generated<text:tab/>6</text:a></text:p>
          <text:p text:style-name="P52"><text:a xlink:type="simple" xlink:href="#__RefHeading__360_1980824092" text:style-name="Index_20_Link" text:visited-style-name="Index_20_Link">Samples<text:tab/>6</text:a></text:p>
          <text:p text:style-name="P50"><text:a xlink:type="simple" xlink:href="#__RefHeading__497_1980824092" text:style-name="Index_20_Link" text:visited-style-name="Index_20_Link">Configuration File Parameters<text:tab/>7</text:a></text:p>
          <text:p text:style-name="P51"><text:a xlink:type="simple" xlink:href="#__RefHeading___Toc4532_1790209989" text:style-name="Index_20_Link" text:visited-style-name="Index_20_Link">Appendix<text:tab/>8</text:a></text:p>
          <text:p text:style-name="P52"><text:a xlink:type="simple" xlink:href="#__RefHeading___Toc4534_1790209989" text:style-name="Index_20_Link" text:visited-style-name="Index_20_Link">A. Colophon<text:tab/>8</text:a></text:p>
          <text:p text:style-name="P52"><text:a xlink:type="simple" xlink:href="#__RefHeading___Toc3925_1790209989" text:style-name="Index_20_Link" text:visited-style-name="Index_20_Link">B. Baseline openssl.cnf<text:tab/>9</text:a></text:p>
        </text:index-body>
      </text:table-of-content>
      <text:p text:style-name="P5"/>
      <text:p text:style-name="P5"/>
      <text:h text:style-name="P47" text:outline-level="1"><text:bookmark-start text:name="__RefHeading___Toc3909_1790209989"/>Previous <text:span text:style-name="T2">notes-xcert</text:span><text:bookmark-end text:name="__RefHeading___Toc3909_1790209989"/></text:h>
      <text:p text:style-name="P4"/>
      <text:h text:style-name="Heading_20_3" text:outline-level="3"><text:bookmark-start text:name="__RefHeading__358_1980824092"/>Previous cert-whisperer.txt<text:bookmark-end text:name="__RefHeading__358_1980824092"/></text:h>
      <text:p text:style-name="P7"/>
      <text:p text:style-name="P6">Configuration File Parameters:</text:p>
      <text:p text:style-name="P6"/>
      <text:p text:style-name="P6">ca-template - template file used to create openssl config file</text:p>
      <text:p text:style-name="P6">cert-command - command performed by cert-whisper. <text:s/>"issue" or "sign"</text:p>
      <text:p text:style-name="P6">cert-name <text:s text:c="3"/>- name used for certificate files</text:p>
      <text:p text:style-name="P6">download - directory in which to create OpenSSL CA files. <text:s/>Value is pathname.</text:p>
      <text:p text:style-name="P6">nopw <text:s text:c="4"/>- Don't set private key password. <text:s/>No value.</text:p>
      <text:p text:style-name="P6">privkey <text:s/>- Pass phrase for private key.</text:p>
      <text:p text:style-name="P6">subject <text:s/>- subjectName of cert being issued (might be CA)</text:p>
      <text:p text:style-name="P6">san-email - for subjectAltName email (can only have one)</text:p>
      <text:p text:style-name="P6"/>
      <text:p text:style-name="P6">// days 32</text:p>
      <text:p text:style-name="P6">// SCRUB</text:p>
      <text:p text:style-name="P6">// RECREATE</text:p>
      <text:p text:style-name="P6"/>
      <text:p text:style-name="P6">Examples</text:p>
      <text:p text:style-name="P6"/>
      <text:p text:style-name="P6">{</text:p>
      <text:p text:style-name="P6"><text:s text:c="2"/>"download" = "test",</text:p>
      <text:p text:style-name="P6"><text:s text:c="2"/>"nopw"</text:p>
      <text:p text:style-name="P6">}</text:p>
      <text:p text:style-name="P6"/>
      <text:h text:style-name="P47" text:outline-level="1"><text:bookmark-start text:name="__RefHeading__487_1980824092"/>Introduction<text:bookmark-end text:name="__RefHeading__487_1980824092"/></text:h>
      <text:p text:style-name="P14">…</text:p>
      <text:p text:style-name="P14">assumes insulated environment, exposes pass phrases and key material.</text:p>
      <text:h text:style-name="Heading_20_2" text:outline-level="2"><text:bookmark-start text:name="__RefHeading___Toc3911_1790209989"/>Terminology<text:bookmark-end text:name="__RefHeading___Toc3911_1790209989"/></text:h>
      <text:p text:style-name="P21">The tool introduces a few terms. <text:s/>Don’t take them as meaning more than the developer’s labels. <text:s/></text:p>
      <text:h text:style-name="Heading_20_3" text:outline-level="3"><text:bookmark-start text:name="__RefHeading___Toc3913_1790209989"/>Cert <text:span text:style-name="T1">W</text:span>hisperer Terms<text:bookmark-end text:name="__RefHeading___Toc3913_1790209989"/></text:h>
      <text:p text:style-name="P21"><text:tab/>subscriber</text:p>
      <text:h text:style-name="Heading_20_3" text:outline-level="3"><text:bookmark-start text:name="__RefHeading___Toc3915_1790209989"/>Certificate Terminology<text:bookmark-end text:name="__RefHeading___Toc3915_1790209989"/></text:h>
      <text:p text:style-name="P21">(hopefully standard use.)</text:p>
      <text:p text:style-name="P21">NPE – non-person entity. <text:s/>In the NIST 800-73-4 sense.</text:p>
      <text:h text:style-name="Heading_20_1" text:outline-level="1"><text:bookmark-start text:name="__RefHeading___Toc3917_1790209989"/>Operating Instructions<text:bookmark-end text:name="__RefHeading___Toc3917_1790209989"/></text:h>
      <text:h text:style-name="Heading_20_2" text:outline-level="2"><text:bookmark-start text:name="__RefHeading___Toc3919_1790209989"/>Workflows<text:bookmark-end text:name="__RefHeading___Toc3919_1790209989"/></text:h>
      <text:p text:style-name="Standard"><text:tab/><text:span text:style-name="T9">Create an initial CA</text:span></text:p>
      <text:p text:style-name="Standard"><text:tab/>creating subscriber certs for device web servers</text:p>
      <text:p text:style-name="Standard"><text:tab/>creating subscriber certs for other purposes</text:p>
      <text:p text:style-name="Standard"><text:tab/>creating a sub-CA</text:p>
      <text:p text:style-name="Standard"><text:tab/>revoking a CERT</text:p>
      <text:p text:style-name="Standard"><text:tab/>deploying certificate status checking</text:p>
      <text:h text:style-name="Heading_20_3" text:outline-level="3"><text:bookmark-start text:name="__RefHeading___Toc3921_1790209989"/>Workflow: Creating an NPE cert for a device web server<text:bookmark-end text:name="__RefHeading___Toc3921_1790209989"/></text:h>
      <text:p text:style-name="P23">Prepare a directory to work in. <text:s/>Do all these commands in the same directory – intermediate files are re-used between steps.</text:p>
      <text:p text:style-name="P23"/>
      <text:p text:style-name="P22">- <text:span text:style-name="T10">create a </text:span>top level CA <text:span text:style-name="T10">if you don’t already have one</text:span></text:p>
      <text:p text:style-name="P22">- create a certificate request</text:p>
      <text:p text:style-name="P22">- sign the request and create a certificate</text:p>
      <text:p text:style-name="Standard"/>
      <text:h text:style-name="Heading_20_2" text:outline-level="2"><text:bookmark-start text:name="__RefHeading__489_1980824092"/>how-to make top level CA<text:bookmark-end text:name="__RefHeading__489_1980824092"/></text:h>
      <text:list xml:id="list8461114754122746511" text:style-name="L1">
        <text:list-item>
          <text:p text:style-name="P34">create a json file to configure the CA.</text:p>
          <text:list>
            <text:list-item>
              <text:p text:style-name="P34">set "download" to name the ca (also creates a directory.)</text:p>
            </text:list-item>
            <text:list-item>
              <text:p text:style-name="P34">set "subject" as the subjectName of the CA.</text:p>
            </text:list-item>
            <text:list-item>
              <text:p text:style-name="P34">set "ca-lifetime" as the lifetime of the CA certificate.</text:p>
            </text:list-item>
            <text:list-item>
              <text:p text:style-name="P34"><text:span text:style-name="T3">s</text:span>et “cert-lifetime” as the lifetime of the issued certificates.</text:p>
            </text:list-item>
            <text:list-item>
              <text:p text:style-name="P35">Select an openssl.cnf-based template file as “ca-template”.</text:p>
            </text:list-item>
          </text:list>
        </text:list-item>
        <text:list-item>
          <text:p text:style-name="P34">Create an openssl config template. <text:s/>Use the file openssl-TEMPLATE_1.cnf delivered in the etc directory as an example. <text:s/>Note there are pseudo-variables in the file e.g. CW_DEFAULT_C and <text:soft-page-break/>CW_DIRECTORY. <text:s/>These are used by the cert-whisperer process.</text:p>
        </text:list-item>
      </text:list>
      <text:p text:style-name="Standard"/>
      <text:p text:style-name="Text_20_body">Example:</text:p>
      <text:p text:style-name="P6"><text:s text:c="2"/>{</text:p>
      <text:p text:style-name="P6"><text:s text:c="4"/>"download" : "example_CA",</text:p>
      <text:p text:style-name="P8"><text:s text:c="4"/>"subject" :</text:p>
      <text:p text:style-name="P8"><text:s text:c="6"/>"/C=XX/ST=state/L=locality/O=organization/OU=unit-1/CN=example_CA",</text:p>
      <text:p text:style-name="P6"><text:s text:c="4"/>"ca-lifetime" : "32",</text:p>
      <text:p text:style-name="P6"><text:s text:c="4"/>“<text:span text:style-name="T3">cert-lifetime” : “7”,</text:span></text:p>
      <text:p text:style-name="P6"><text:s text:c="4"/>“<text:span text:style-name="T4">ca-template” : “./example_CA-TEMPLATE.cnf”,</text:span></text:p>
      <text:p text:style-name="P6"><text:s text:c="4"/>"#" : "_end"</text:p>
      <text:p text:style-name="P6"><text:s text:c="2"/>}</text:p>
      <text:p text:style-name="P6"/>
      <text:p text:style-name="Standard">See Appendix B. for the contents of example_CA-TEMPLATE.cnf.</text:p>
      <text:p text:style-name="P9"/>
      <text:p text:style-name="P27">Note: per https://en.wikipedia.org/wiki/ISO_3166-1_alpha-2#User-assigned_code_elements we assume it is legitimate to use C=XX as an example country code in documentation.</text:p>
      <text:p text:style-name="P6"/>
      <text:p text:style-name="Standard">After you configure the json file, run configure-CA against it:</text:p>
      <text:p text:style-name="P6"/>
      <text:p text:style-name="P6"><text:s text:c="2"/>configure-CA example_CA.json</text:p>
      <text:p text:style-name="P6"/>
      <text:p text:style-name="Standard">At this point example_CA is a directory in your current directory and it contains a fully configured openssl CA. <text:s/>The root certificate is <text:s/>example_CA/cacert.pem.</text:p>
      <text:h text:style-name="Heading_20_2" text:outline-level="2"><text:bookmark-start text:name="__RefHeading__491_1980824092"/>how-to make intermediate CA<text:bookmark-end text:name="__RefHeading__491_1980824092"/></text:h>
      <text:p text:style-name="P6">t.b.d.</text:p>
      <text:h text:style-name="Heading_20_2" text:outline-level="2"><text:bookmark-start text:name="__RefHeading__493_1980824092"/>how-to make smime subscriber cert<text:bookmark-end text:name="__RefHeading__493_1980824092"/></text:h>
      <text:p text:style-name="P2">to sign something for smime, with an RFC-822 name:</text:p>
      <text:p text:style-name="P2"/>
      <text:p text:style-name="P2">cert-whisperer &lt;signing-json&gt;</text:p>
      <text:p text:style-name="P2"/>
      <text:p text:style-name="P2">signing json is this. Note it knows the CA name.:</text:p>
      <text:p text:style-name="P2"/>
      <text:p text:style-name="P2"><text:tab/>(mandatory)</text:p>
      <text:p text:style-name="P2"><text:s text:c="2"/>"cert-command" : "sign",</text:p>
      <text:p text:style-name="P2"><text:s text:c="2"/>"ca-template" : "group-180-TEMPLATE.cnf",</text:p>
      <text:p text:style-name="P2"><text:s text:c="2"/>"download" : "group-180",</text:p>
      <text:p text:style-name="P2"><text:s text:c="2"/>"subject" : "/C=US/ST=California/L=Berkeley/O=Smithee Solutions LLC/OU=LCBO/CN=user1 operations1",</text:p>
      <text:p text:style-name="P2"/>
      <text:p text:style-name="P2"><text:s text:c="2"/>"cert-name" : "opsuser1",</text:p>
      <text:p text:style-name="P2"/>
      <text:p text:style-name="P2"><text:s text:c="2"/>"extensions" : "usr_smime_cert",</text:p>
      <text:p text:style-name="P3"><text:s text:c="2"/>"san-email" : "opsuser1@example.com",</text:p>
      <text:h text:style-name="P48" text:outline-level="2"><text:bookmark-start text:name="__RefHeading__495_1980824092"/><text:soft-page-break/><text:span text:style-name="T8">Creating an NPE</text:span> <text:span text:style-name="T8">S</text:span>ubscriber <text:span text:style-name="T8">C</text:span>ert<text:span text:style-name="T8">ificate Request</text:span><text:bookmark-end text:name="__RefHeading__495_1980824092"/></text:h>
      <text:p text:style-name="P28"><text:span text:style-name="T5">This is how </text:span>to create a key pair and a certificate request to be signed, <text:span text:style-name="T5">configued to support an https server presented to a modern browser.</text:span></text:p>
      <text:p text:style-name="Standard"/>
      <text:list xml:id="list72362386777529093" text:style-name="L2">
        <text:list-item>
          <text:p text:style-name="P36">set up the member template parameter file example_CA-member-TEMPLATE.json. <text:s text:c="2"/><text:span text:style-name="T5">Note the template mechanism uses CW_BASENAME and CW_SUBJ_CN.</text:span></text:p>
        </text:list-item>
        <text:list-item>
          <text:p text:style-name="P37">Run cert-whisper against the json file:</text:p>
        </text:list-item>
      </text:list>
      <text:p text:style-name="P22"/>
      <text:p text:style-name="P19"><text:tab/>cert-whisper example_CA-member-www.example.com.json</text:p>
      <text:p text:style-name="Standard"/>
      <text:p text:style-name="P28">Example</text:p>
      <text:p text:style-name="P29"><text:s text:c="2"/>{</text:p>
      <text:p text:style-name="P29"><text:s text:c="4"/>"cert-name" : "CW_BASENAME",</text:p>
      <text:p text:style-name="P10"><text:s text:c="4"/>"subject" :</text:p>
      <text:p text:style-name="P10"><text:s text:c="6"/>"/C=XX/ST=state/L=locality/O=organization/OU=unit-1/CN=<text:span text:style-name="T6">CW_SUBJ_CN</text:span>",</text:p>
      <text:p text:style-name="P16"><text:s text:c="4"/>"cert-command" : "issue",</text:p>
      <text:p text:style-name="P16"><text:s text:c="4"/>"download" : "<text:span text:style-name="T5">example_CA</text:span>",</text:p>
      <text:p text:style-name="P10"><text:s text:c="4"/>“<text:span text:style-name="T4">ca-template” : “./example_CA-TEMPLATE.cnf”,</text:span></text:p>
      <text:p text:style-name="P10"><text:s text:c="4"/>"#" : "_end"</text:p>
      <text:p text:style-name="P10"><text:s text:c="2"/>}</text:p>
      <text:p text:style-name="Standard"/>
      <text:h text:style-name="Heading_20_2" text:outline-level="2"><text:bookmark-start text:name="__RefHeading___Toc3923_1790209989"/>Signing an NPE Certificate Request<text:bookmark-end text:name="__RefHeading___Toc3923_1790209989"/></text:h>
      <text:list xml:id="list6713156460973541991" text:style-name="L3">
        <text:list-item>
          <text:p text:style-name="P39">set up the <text:span text:style-name="T11">signing</text:span> template parameter file example_CA-<text:span text:style-name="T11">sign</text:span>-TEMPLATE.json. <text:s text:c="2"/><text:span text:style-name="T5">Note the template mechanism uses CW_BASENAME, CW_SUBJ_CN, and CW_SAN_FQDN.</text:span></text:p>
        </text:list-item>
        <text:list-item>
          <text:p text:style-name="P38">Run cert-whisper against the json file:</text:p>
        </text:list-item>
      </text:list>
      <text:p text:style-name="Standard"/>
      <text:p text:style-name="P20"><text:tab/>cert-whisper example_CA-<text:span text:style-name="T12">sign</text:span>-www.example.com.json</text:p>
      <text:p text:style-name="Standard"/>
      <text:p text:style-name="Standard">Example</text:p>
      <text:p text:style-name="P31"><text:s text:c="2"/>{</text:p>
      <text:p text:style-name="P30"><text:s text:c="4"/>“<text:span text:style-name="T12">verbosity” : “9”,</text:span></text:p>
      <text:p text:style-name="P33"><text:s text:c="4"/>"cert-name" : "CW_BASENAME",</text:p>
      <text:p text:style-name="P11"><text:s text:c="4"/>"subject" :</text:p>
      <text:p text:style-name="P11"><text:s text:c="6"/>"/C=XX/ST=state/L=locality/O=organization/OU=unit-1/CN=<text:span text:style-name="T6">CW_SUBJ_CN</text:span>",</text:p>
      <text:p text:style-name="P18"><text:s text:c="4"/>"san-fqdn" : "CW_SAN_FQDN",</text:p>
      <text:p text:style-name="P17"><text:s text:c="4"/>"cert-command" : "<text:span text:style-name="T12">sign</text:span>",</text:p>
      <text:p text:style-name="P18"><text:s text:c="4"/>"extensions" : "server_cert",</text:p>
      <text:p text:style-name="P17"><text:s text:c="4"/>"download" : "<text:span text:style-name="T5">example_CA</text:span>",</text:p>
      <text:p text:style-name="P11"><text:s text:c="4"/>“<text:span text:style-name="T4">ca-template” : “./example_CA-TEMPLATE.cnf”,</text:span></text:p>
      <text:p text:style-name="P11"><text:s text:c="4"/>"#" : "_end"</text:p>
      <text:p text:style-name="P12"><text:s text:c="2"/>}</text:p>
      <text:p text:style-name="Standard"/>
      <text:h text:style-name="Heading_20_2" text:outline-level="2"><text:bookmark-start text:name="__RefHeading__466_1980824092"/>how-to support a CDP or OCSP Responder<text:bookmark-end text:name="__RefHeading__466_1980824092"/></text:h>
      <text:p text:style-name="P6">t.b.d.</text:p>
      <text:h text:style-name="Heading_20_2" text:outline-level="2"><text:bookmark-start text:name="__RefHeading__468_1980824092"/><text:soft-page-break/>how-to tune the certificate extensions that are generated<text:bookmark-end text:name="__RefHeading__468_1980824092"/></text:h>
      <text:p text:style-name="P6">t.b.d.</text:p>
      <text:h text:style-name="Heading_20_2" text:outline-level="2"><text:bookmark-start text:name="__RefHeading__360_1980824092"/>Samples<text:bookmark-end text:name="__RefHeading__360_1980824092"/></text:h>
      <text:p text:style-name="P6">There are sample files under doc/samples.</text:p>
      <text:p text:style-name="P6"/>
      <text:p text:style-name="P6">See cw-sample-ecc.json for sample configuration to use ecc.</text:p>
      <text:p text:style-name="P6"/>
      <text:p text:style-name="P6">see zzz2 for sample configuration to use RSASSA-PSS signatures</text:p>
      <text:p text:style-name="P6"/>
      <text:p text:style-name="P6">see zzz3 for sample configuration to satisfy 2018-era CABF/Browser Monopoly</text:p>
      <text:p text:style-name="P6"/>
      <text:h text:style-name="P47" text:outline-level="1"><text:bookmark-start text:name="__RefHeading__497_1980824092"/>Configuration File Parameters<text:bookmark-end text:name="__RefHeading__497_1980824092"/></text:h>
      <text:p text:style-name="P42"><text:span text:style-name="T14">basename – base CA name</text:span></text:p>
      <text:p text:style-name="P42">ca-lifetime – number of days validity for the CA.</text:p>
      <text:p text:style-name="P26">ca-template – openssl config template configuration file.</text:p>
      <text:p text:style-name="P26">cert-command – command for cert-whisper. <text:s/>“issue” or “sign”.</text:p>
      <text:p text:style-name="P26">cert-lifetime – number of days validity for issued certificate.</text:p>
      <text:p text:style-name="P26">cert-name – <text:span text:style-name="T14">file </text:span>name for certificate</text:p>
      <text:p text:style-name="P25">download – directory to store CA. <text:s/>Also “name” of CA.</text:p>
      <text:p text:style-name="P41"><text:span text:style-name="T14">ecc_curve_name – name of ECC curve to use</text:span></text:p>
      <text:p text:style-name="P41">extensions – certificate extensions section of openssl config file to be used.</text:p>
      <text:p text:style-name="P44"><text:span text:style-name="T14">nopw – specifies no password for private key file</text:span></text:p>
      <text:p text:style-name="P45"><text:span text:style-name="T15">pubkey_class – rsa or ecc</text:span></text:p>
      <text:p text:style-name="P45">privkey – password for private key file.</text:p>
      <text:p text:style-name="P46">san-email – additional name for subjectAltName RFC822Name</text:p>
      <text:p text:style-name="P26">san-fqdn – additional name for subjectAltName DNS name</text:p>
      <text:p text:style-name="P43"><text:span text:style-name="T16">sigopts – signing options to pass throught to REQ command of OpenSSL</text:span></text:p>
      <text:p text:style-name="P43">subject – subjectName field of cert (for initial CA...<text:span text:style-name="T13">)</text:span></text:p>
      <text:p text:style-name="P13"/>
      <text:h text:style-name="P47" text:outline-level="1"><text:bookmark-start text:name="__RefHeading___Toc4532_1790209989"/>Appendix<text:bookmark-end text:name="__RefHeading___Toc4532_1790209989"/></text:h>
      <text:h text:style-name="Heading_20_2" text:outline-level="2"><text:bookmark-start text:name="__RefHeading___Toc4534_1790209989"/>A. Colophon<text:bookmark-end text:name="__RefHeading___Toc4534_1790209989"/></text:h>
      <text:p text:style-name="P15">t.b.d.</text:p>
      <text:p text:style-name="P15"/>
      <text:h text:style-name="P49" text:outline-level="2"><text:bookmark-start text:name="__RefHeading___Toc3925_1790209989"/>B. Baseline openssl.cnf<text:bookmark-end text:name="__RefHeading___Toc3925_1790209989"/></text:h>
      <text:p text:style-name="P6"/>
      <text:p text:style-name="P24"><text:span text:style-name="T7">HOME<text:tab/><text:tab/><text:tab/>= .<text:line-break/>RANDFILE<text:tab/><text:tab/>= $ENV::HOME/.rnd<text:line-break/><text:line-break/>oid_section = whisper_oids<text:line-break/><text:line-break/>[ whisper_oids ]<text:line-break/>SmartCardLogin = 1.3.6.1.4.1.311.20.2<text:line-break/><text:line-break/>[ ca ]<text:line-break/>default_ca<text:tab/>= CA_default<text:tab/><text:tab/># The default ca section<text:line-break/><text:line-break/>[ CA_default ]<text:line-break/><text:line-break/>dir = CW_DIRECTORY<text:line-break/>certs<text:tab/><text:tab/>= $dir/certs<text:tab/><text:tab/># Where the issued certs are kept<text:line-break/>crl_dir<text:tab/><text:tab/>= $dir/crl<text:tab/><text:tab/># Where the issued crl are kept<text:line-break/>database<text:tab/>= $dir/index.txt<text:tab/># database index file.<text:line-break/>new_certs_dir<text:tab/>= $dir/newcerts<text:tab/><text:tab/># default place for new certs.<text:line-break/><text:line-break/>certificate<text:tab/>= $dir/cacert.pem <text:tab/># The CA certificate<text:line-break/>serial<text:tab/><text:tab/>= $dir/serial <text:tab/><text:tab/># The current serial number<text:line-break/>crlnumber<text:tab/>= $dir/crlnumber<text:tab/># the current crl number<text:line-break/><text:tab/><text:tab/><text:tab/><text:tab/><text:tab/># must be commented out to leave a V1 CRL<text:line-break/>crl<text:tab/><text:tab/>= $dir/crl.pem <text:tab/><text:tab/># The current CRL<text:line-break/>private_key<text:tab/>= $dir/private/cakey.pem# The private key<text:line-break/>RANDFILE<text:tab/>= $dir/private/.rand<text:tab/># private random number file<text:line-break/><text:line-break/>x509_extensions<text:tab/>= usr_smime_cert<text:line-break/>#usr_cert<text:tab/><text:tab/># The extensions to add to the cert<text:line-break/><text:line-break/>name_opt <text:tab/>= ca_default<text:tab/><text:tab/># Subject Name options<text:line-break/>cert_opt <text:tab/>= ca_default<text:tab/><text:tab/># Certificate field options<text:line-break/><text:line-break/>default_days<text:tab/>= 7<text:tab/><text:tab/><text:tab/># how long to certify for<text:line-break/>default_crl_days= 8<text:tab/><text:tab/><text:tab/># how long before next CRL<text:line-break/>default_md<text:tab/>= default<text:tab/><text:tab/># use public key default MD<text:line-break/>preserve<text:tab/>= no<text:tab/><text:tab/><text:tab/># keep passed DN ordering<text:line-break/><text:line-break/>policy<text:tab/><text:tab/>= policy_match<text:line-break/><text:line-break/>[ policy_match ]<text:line-break/>countryName<text:tab/><text:tab/>= optional<text:line-break/>stateOrProvinceName<text:tab/>= optional<text:line-break/>organizationName<text:tab/>= optional<text:line-break/>organizationalUnitName<text:tab/>= optional<text:line-break/>commonName<text:tab/><text:tab/>= supplied<text:line-break/>emailAddress<text:tab/><text:tab/>= optional<text:line-break/><text:line-break/>[ policy_anything ]<text:line-break/>countryName<text:tab/><text:tab/>= optional<text:line-break/>stateOrProvinceName<text:tab/>= optional<text:line-break/></text:span><text:soft-page-break/><text:span text:style-name="T7">localityName<text:tab/><text:tab/>= optional<text:line-break/>organizationName<text:tab/>= optional<text:line-break/>organizationalUnitName<text:tab/>= optional<text:line-break/>commonName<text:tab/><text:tab/>= supplied<text:line-break/>emailAddress<text:tab/><text:tab/>= optional<text:line-break/><text:line-break/>[ req ]<text:line-break/>default_bits<text:tab/><text:tab/>= 2048<text:line-break/>default_keyfile <text:tab/>= privkey.pem<text:line-break/>distinguished_name<text:tab/>= req_distinguished_name<text:line-break/>attributes<text:tab/><text:tab/>= req_attributes<text:line-break/>x509_extensions<text:tab/>= v3_ca<text:tab/># The extensions to add to the self signed cert<text:line-break/>string_mask = utf8only<text:line-break/><text:line-break/>req_extensions = v3_req # The extensions to add to a certificate request<text:line-break/><text:line-break/>[ req_distinguished_name ]<text:line-break/>countryName<text:tab/><text:tab/><text:tab/>= Country Name (2 letter code)<text:line-break/>countryName_default<text:tab/><text:tab/>= CW_DEFAULT_C<text:line-break/>countryName_min<text:tab/><text:tab/><text:tab/>= 2<text:line-break/>countryName_max<text:tab/><text:tab/><text:tab/>= 2<text:line-break/><text:line-break/>stateOrProvinceName<text:tab/><text:tab/>= State or Province Name (full name)<text:line-break/>stateOrProvinceName_default<text:tab/>= Some-State<text:line-break/><text:line-break/>localityName<text:tab/><text:tab/><text:tab/>= Locality Name (eg, city)<text:line-break/><text:line-break/>0.organizationName<text:tab/><text:tab/>= Organization Name (eg, company)<text:line-break/>0.organizationName_default<text:tab/>= Internet Widgits Pty Ltd<text:line-break/><text:line-break/># we can do this but it is not needed normally :-)<text:line-break/>#1.organizationName<text:tab/><text:tab/>= Second Organization Name (eg, company)<text:line-break/>#1.organizationName_default<text:tab/>= World Wide Web Pty Ltd <text:line-break/>organizationalUnitName<text:tab/><text:tab/>= Organizational Unit Name (eg, section)<text:line-break/>#organizationalUnitName_default<text:tab/>=<text:line-break/><text:line-break/>commonName<text:tab/><text:tab/><text:tab/>= Common Name (e.g. server FQDN or YOUR name)<text:line-break/>commonName_max<text:tab/><text:tab/><text:tab/>= 64<text:line-break/><text:line-break/>emailAddress<text:tab/><text:tab/><text:tab/>= Email Address<text:line-break/>emailAddress_max<text:tab/><text:tab/>= 64<text:line-break/><text:line-break/># SET-ex3<text:tab/><text:tab/><text:tab/>= SET extension number 3<text:line-break/><text:line-break/>[ req_attributes ]<text:line-break/>challengePassword<text:tab/><text:tab/>= A challenge password<text:line-break/>challengePassword_min<text:tab/><text:tab/>= 4<text:line-break/>challengePassword_max<text:tab/><text:tab/>= 20<text:line-break/><text:line-break/>unstructuredName<text:tab/><text:tab/>= An optional company name<text:line-break/><text:line-break/>[ server_cert ]<text:line-break/>basicConstraints=critical,CA:FALSE<text:line-break/>subjectKeyIdentifier=hash<text:line-break/>authorityInfoAccess = OCSP;URI:http://cdp-1.example.com<text:line-break/></text:span><text:soft-page-break/><text:span text:style-name="T7">crlDistributionPoints = URI:http://cdp-1.example.com/CW_BASE_NAME/current-CRL.pem<text:line-break/>subjectAltName = DNS:CW_SAN_FQDN<text:line-break/><text:line-break/>[ usr_cert ]<text:line-break/>basicConstraints=critical,CA:FALSE<text:line-break/>subjectKeyIdentifier=hash<text:line-break/>authorityKeyIdentifier=keyid,issuer<text:line-break/><text:line-break/>[ usr_smime_cert ]<text:line-break/>authorityKeyIdentifier=keyid,issuer<text:line-break/>basicConstraints=CA:FALSE<text:line-break/>authorityInfoAccess = OCSP;URI:http://cdp-1.example.com<text:line-break/>crlDistributionPoints = URI:http://cdp-1.example.com/CW_BASE_NAME/current-CRL.pem<text:line-break/>extendedKeyUsage = critical,emailProtection, SmartCardLogin<text:line-break/>keyUsage = critical, digitalSignature, keyEncipherment<text:line-break/>subjectAltName=email:CW_SAN_EMAIL<text:line-break/>subjectKeyIdentifier=hash<text:line-break/><text:line-break/>[ v3_req ]<text:line-break/>basicConstraints = CA:FALSE<text:line-break/>keyUsage = nonRepudiation, digitalSignature, keyEncipherment<text:line-break/>subjectAltName = DNS:www.CW_BASE_NAME<text:line-break/>subjectAltName = DNS:CW_BASE_NAME<text:line-break/><text:line-break/>[ v3_ca ]<text:line-break/>subjectKeyIdentifier=hash<text:line-break/>authorityKeyIdentifier=keyid:always<text:line-break/>basicConstraints = critical,CA:true<text:line-break/><text:line-break/>[ crl_ext ]<text:line-break/>authorityKeyIdentifier=keyid:always<text:line-break/><text:line-break/>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Hack" svg:font-family="Hack" style:font-pitch="fixed"/>
    <style:font-face style:name="Hack1" svg:font-family="Hack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-top="0.139in" fo:margin-bottom="0.0835in" loext:contextual-spacing="false" style:writing-mode="pag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Standard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75e28" officeooo:paragraph-rsid="00075e28"/>
    </style:style>
    <style:style style:name="MT1" style:family="text">
      <style:text-properties officeooo:rsid="001d90a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Cert <text:span text:style-name="MT1">W</text:span>hisperer<text:tab/><text:span text:style-name="MT1">O</text:span>perating <text:span text:style-name="MT1">G</text:span>uide<text:tab/>Page 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8-08-11T21:24:38.638120669</dc:date>
    <meta:editing-duration>PT8H42S</meta:editing-duration>
    <meta:editing-cycles>41</meta:editing-cycles>
    <meta:document-statistic meta:table-count="0" meta:image-count="0" meta:object-count="0" meta:page-count="11" meta:paragraph-count="166" meta:word-count="1360" meta:character-count="10438" meta:non-whitespace-character-count="8962"/>
  </office:meta>
</office:document-meta>
</file>